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107c0" officeooo:paragraph-rsid="001107c0"/>
    </style:style>
    <style:style style:name="P2" style:family="paragraph" style:parent-style-name="Title">
      <style:text-properties officeooo:rsid="001107c0" officeooo:paragraph-rsid="00110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project</text:p>
      <text:p text:style-name="P1">it’s a simple game. The strategy in this game is to click how much more button before you find the bom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0:31:55.331002875</meta:creation-date>
    <dc:date>2016-10-15T10:37:45.801176987</dc:date>
    <meta:editing-duration>PT5M53S</meta:editing-duration>
    <meta:editing-cycles>1</meta:editing-cycles>
    <meta:document-statistic meta:table-count="0" meta:image-count="0" meta:object-count="0" meta:page-count="1" meta:paragraph-count="2" meta:word-count="23" meta:character-count="114" meta:non-whitespace-character-count="93"/>
    <meta:generator>LibreOffice/5.1.2.2$Linux_X86_64 LibreOffice_project/10m0$Build-2</meta:generator>
  </office:meta>
</office:document-meta>
</file>